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36pt" style:font-size-asian="36pt" style:font-size-complex="36pt"/>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color="#3f5fbf" style:font-name="Courier New" fo:font-size="10pt" style:font-name-asian="Courier New" style:font-size-asian="10pt" style:font-name-complex="Courier New" style:font-size-complex="10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fo:font-size="14pt" style:font-size-asian="14pt" style:font-size-complex="14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4pt" style:font-size-asian="14pt" style:font-size-complex="14pt"/>
    </style:style>
    <style:style style:name="T1" style:family="text">
      <style:text-properties fo:color="#3f5fbf"/>
    </style:style>
    <style:style style:name="T2" style:family="text">
      <style:text-properties fo:color="#3f5fbf" style:font-name="Courier New" style:font-name-asian="Courier New" style:font-name-complex="Courier New"/>
    </style:style>
    <style:style style:name="T3" style:family="text">
      <style:text-properties fo:color="#7f9fbf" fo:font-weight="bold" style:font-weight-asian="bold" style:font-weight-complex="bold"/>
    </style:style>
    <style:style style:name="T4" style:family="text">
      <style:text-properties fo:color="#7f0055" fo:font-weight="bold" style:font-weight-asian="bold" style:font-weight-complex="bold"/>
    </style:style>
    <style:style style:name="T5" style:family="text">
      <style:text-properties fo:color="#7f0055" style:font-name="Courier New" fo:font-weight="bold" style:font-name-asian="Courier New" style:font-weight-asian="bold" style:font-name-complex="Courier New" style:font-weight-complex="bold"/>
    </style:style>
    <style:style style:name="T6" style:family="text">
      <style:text-properties fo:color="#000000"/>
    </style:style>
    <style:style style:name="T7" style:family="text">
      <style:text-properties fo:color="#000000" fo:font-style="italic" style:font-style-asian="italic" style:font-style-complex="italic"/>
    </style:style>
    <style:style style:name="T8" style:family="text">
      <style:text-properties fo:color="#000000" style:font-name="Courier New" style:font-name-asian="Courier New" style:font-name-complex="Courier New"/>
    </style:style>
    <style:style style:name="T9" style:family="text">
      <style:text-properties fo:color="#000000" style:font-name-asian="Courier New" style:font-name-complex="Courier New"/>
    </style:style>
    <style:style style:name="T10" style:family="text">
      <style:text-properties fo:color="#000000" style:font-name="Times New Roman" style:font-name-asian="Courier New" style:font-name-complex="Courier New"/>
    </style:style>
    <style:style style:name="T11" style:family="text">
      <style:text-properties fo:color="#6a3e3e"/>
    </style:style>
    <style:style style:name="T12" style:family="text">
      <style:text-properties fo:color="#3f7f5f"/>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fo:color="#0000c0" fo:font-style="italic" fo:font-weight="bold" style:font-style-asian="italic" style:font-weight-asian="bold" style:font-style-complex="italic" style:font-weight-complex="bold"/>
    </style:style>
    <style:style style:name="T16" style:family="text">
      <style:text-properties fo:color="#7f7f9f"/>
    </style:style>
    <style:style style:name="T17" style:family="text">
      <style:text-properties fo:color="#2a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DAT100</text:p>
      <text:p text:style-name="P4">Øving 6: Obligatorisk øving 3</text:p>
      <text:p text:style-name="P4">9. oktober 2014</text:p>
      <text:p text:style-name="P4">Gruppe:</text:p>
      <text:p text:style-name="P4">145157 Pål V. Gjerde</text:p>
      <text:p text:style-name="P4">145161 Henriette Lie</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5"><text:soft-page-break/>/**</text:p>
      <text:p text:style-name="P6"><text:s/>* Besvarelse på oppgave 1</text:p>
      <text:p text:style-name="P7"><text:span text:style-name="T1"><text:s/>* </text:span><text:span text:style-name="T3">@author</text:span><text:span text:style-name="T1"> Pål V. Gjerde</text:span></text:p>
      <text:p text:style-name="P7"><text:span text:style-name="T1"><text:s/>* </text:span><text:span text:style-name="T3">@author</text:span><text:span text:style-name="T1"> Henriette Lie</text:span></text:p>
      <text:p text:style-name="P6"><text:s/>*</text:p>
      <text:p text:style-name="P6"><text:s/>*/</text:p>
      <text:p text:style-name="P7"><text:span text:style-name="T4">public</text:span><text:span text:style-name="T6"> </text:span><text:span text:style-name="T4">class</text:span><text:span text:style-name="T6"> Oppgave1 {</text:span></text:p>
      <text:p text:style-name="P8"><text:s text:c="4"/></text:p>
      <text:p text:style-name="P7"><text:span text:style-name="T6"><text:s text:c="4"/></text:span><text:span text:style-name="T1">/**</text:span></text:p>
      <text:p text:style-name="P6"><text:s text:c="5"/>* Tar en streng og returnerer strengen baklengs</text:p>
      <text:p text:style-name="P7"><text:span text:style-name="T1"><text:s text:c="5"/>* </text:span><text:span text:style-name="T3">@param</text:span><text:span text:style-name="T1"> inn Strengen som skal vendes om</text:span></text:p>
      <text:p text:style-name="P7"><text:span text:style-name="T1"><text:s text:c="5"/>* </text:span><text:span text:style-name="T3">@return</text:span><text:span text:style-name="T1"> Den oppgitte strengen baklengs</text:span></text:p>
      <text:p text:style-name="P6"><text:s text:c="5"/>*/</text:p>
      <text:p text:style-name="P7"><text:span text:style-name="T6"><text:s text:c="4"/></text:span><text:span text:style-name="T4">public</text:span><text:span text:style-name="T6"> </text:span><text:span text:style-name="T4">static</text:span><text:span text:style-name="T6"> String baklengs(String </text:span><text:span text:style-name="T11">inn</text:span><text:span text:style-name="T6">) {</text:span></text:p>
      <text:p text:style-name="P7"><text:span text:style-name="T6"><text:s text:c="8"/></text:span><text:span text:style-name="T12">// Opprett en tom StringBuilder</text:span></text:p>
      <text:p text:style-name="P7"><text:span text:style-name="T6"><text:s text:c="8"/>StringBuilder </text:span><text:span text:style-name="T11">ut</text:span><text:span text:style-name="T6"> = </text:span><text:span text:style-name="T4">new</text:span><text:span text:style-name="T6"> StringBuilder();</text:span></text:p>
      <text:p text:style-name="P8"><text:s text:c="8"/></text:p>
      <text:p text:style-name="P7"><text:span text:style-name="T6"><text:s text:c="8"/></text:span><text:span text:style-name="T12">// Les gjennom strengen i omvendt rekkefølge (fra slutt til begynnelse)</text:span></text:p>
      <text:p text:style-name="P7"><text:span text:style-name="T6"><text:s text:c="8"/></text:span><text:span text:style-name="T4">for</text:span><text:span text:style-name="T6"> (</text:span><text:span text:style-name="T4">int</text:span><text:span text:style-name="T6"> </text:span><text:span text:style-name="T11">i</text:span><text:span text:style-name="T6"> = </text:span><text:span text:style-name="T11">inn</text:span><text:span text:style-name="T6">.length()-1; </text:span><text:span text:style-name="T11">i</text:span><text:span text:style-name="T6"> &gt;= 0; --</text:span><text:span text:style-name="T11">i</text:span><text:span text:style-name="T6">) {</text:span></text:p>
      <text:p text:style-name="P7"><text:span text:style-name="T6"><text:s text:c="12"/></text:span><text:span text:style-name="T12">// Legg til karakteren til StringBuilderen</text:span></text:p>
      <text:p text:style-name="P7"><text:span text:style-name="T6"><text:s text:c="12"/></text:span><text:span text:style-name="T11">ut</text:span><text:span text:style-name="T6">.append(</text:span><text:span text:style-name="T11">inn</text:span><text:span text:style-name="T6">.charAt(</text:span><text:span text:style-name="T11">i</text:span><text:span text:style-name="T6">));</text:span></text:p>
      <text:p text:style-name="P8"><text:s text:c="8"/>}</text:p>
      <text:p text:style-name="P8"><text:s text:c="8"/></text:p>
      <text:p text:style-name="P7"><text:span text:style-name="T6"><text:s text:c="8"/></text:span><text:span text:style-name="T12">// Returnerer strengen som ble bygget</text:span></text:p>
      <text:p text:style-name="P7"><text:span text:style-name="T6"><text:s text:c="8"/></text:span><text:span text:style-name="T4">return</text:span><text:span text:style-name="T6"> </text:span><text:span text:style-name="T11">ut</text:span><text:span text:style-name="T6">.toString();</text:span></text:p>
      <text:p text:style-name="P8"><text:s text:c="4"/>}</text:p>
      <text:p text:style-name="P8"><text:s text:c="4"/></text:p>
      <text:p text:style-name="P7"><text:span text:style-name="T6"><text:s text:c="4"/></text:span><text:span text:style-name="T1">/**</text:span></text:p>
      <text:p text:style-name="P6"><text:s text:c="5"/>* Sjekker om en integerarray er sortert fra lavest til høyest</text:p>
      <text:p text:style-name="P7"><text:span text:style-name="T1"><text:s text:c="5"/>* </text:span><text:span text:style-name="T3">@param</text:span><text:span text:style-name="T1"> inn En integerarray å sjekke</text:span></text:p>
      <text:p text:style-name="P7"><text:span text:style-name="T1"><text:s text:c="5"/>* </text:span><text:span text:style-name="T3">@return</text:span><text:span text:style-name="T1"> true hvis arrayen er sortert, false hvis ikke</text:span></text:p>
      <text:p text:style-name="P6"><text:s text:c="5"/>*/</text:p>
      <text:p text:style-name="P7"><text:span text:style-name="T6"><text:s text:c="4"/></text:span><text:span text:style-name="T4">public</text:span><text:span text:style-name="T6"> </text:span><text:span text:style-name="T4">static</text:span><text:span text:style-name="T6"> </text:span><text:span text:style-name="T4">boolean</text:span><text:span text:style-name="T6"> erSortert(</text:span><text:span text:style-name="T4">int</text:span><text:span text:style-name="T6">[] </text:span><text:span text:style-name="T11">inn</text:span><text:span text:style-name="T6">) {</text:span></text:p>
      <text:p text:style-name="P7"><text:span text:style-name="T6"><text:s text:c="8"/></text:span><text:span text:style-name="T12">/* </text:span></text:p>
      <text:p text:style-name="P9"><text:s text:c="9"/>* Kontroller at alle tallene i arrayen er større eller likt tallet før.</text:p>
      <text:p text:style-name="P9"><text:s text:c="9"/>* Det første tallet kontrolleres ikke siden det ikke har et tall før.</text:p>
      <text:p text:style-name="P9"><text:s text:c="9"/>* Hvis det finnes et tall som er mindre enn tallet før, returner false.</text:p>
      <text:p text:style-name="P9"><text:s text:c="9"/>*/</text:p>
      <text:p text:style-name="P7"><text:span text:style-name="T6"><text:s text:c="8"/></text:span><text:span text:style-name="T4">for</text:span><text:span text:style-name="T6"> (</text:span><text:span text:style-name="T4">int</text:span><text:span text:style-name="T6"> </text:span><text:span text:style-name="T11">i</text:span><text:span text:style-name="T6"> = 1; </text:span><text:span text:style-name="T11">i</text:span><text:span text:style-name="T6"> &lt; </text:span><text:span text:style-name="T11">inn</text:span><text:span text:style-name="T6">.</text:span><text:span text:style-name="T13">length</text:span><text:span text:style-name="T6">; ++</text:span><text:span text:style-name="T11">i</text:span><text:span text:style-name="T6">) {</text:span></text:p>
      <text:p text:style-name="P7"><text:span text:style-name="T6"><text:s text:c="12"/></text:span><text:span text:style-name="T4">if</text:span><text:span text:style-name="T6"> (</text:span><text:span text:style-name="T11">inn</text:span><text:span text:style-name="T6">[</text:span><text:span text:style-name="T11">i</text:span><text:span text:style-name="T6">] &lt; </text:span><text:span text:style-name="T11">inn</text:span><text:span text:style-name="T6">[</text:span><text:span text:style-name="T11">i</text:span><text:span text:style-name="T6">-1]) </text:span><text:span text:style-name="T4">return</text:span><text:span text:style-name="T6"> </text:span><text:span text:style-name="T4">false</text:span><text:span text:style-name="T6">;</text:span></text:p>
      <text:p text:style-name="P8"><text:s text:c="8"/>}</text:p>
      <text:p text:style-name="P8"><text:s text:c="8"/></text:p>
      <text:p text:style-name="P7"><text:span text:style-name="T6"><text:s text:c="8"/></text:span><text:span text:style-name="T12">// Arrayen er sortert - returner true</text:span></text:p>
      <text:p text:style-name="P7"><text:span text:style-name="T6"><text:s text:c="8"/></text:span><text:span text:style-name="T4">return</text:span><text:span text:style-name="T6"> </text:span><text:span text:style-name="T4">true</text:span><text:span text:style-name="T6">;</text:span></text:p>
      <text:p text:style-name="P8"><text:s text:c="4"/>}</text:p>
      <text:p text:style-name="P8"><text:s text:c="4"/></text:p>
      <text:p text:style-name="P7"><text:span text:style-name="T6"><text:s text:c="4"/></text:span><text:span text:style-name="T1">/**</text:span></text:p>
      <text:p text:style-name="P7"><text:span text:style-name="T1"><text:s text:c="5"/>* Returnerer den strengen i en array som er først i Unicode</text:span><text:span text:style-name="T16">-</text:span><text:span text:style-name="T1">rekkefølge</text:span></text:p>
      <text:p text:style-name="P7"><text:span text:style-name="T1"><text:s text:c="5"/>* </text:span><text:span text:style-name="T3">@param</text:span><text:span text:style-name="T1"> inn En array av strenger</text:span></text:p>
      <text:p text:style-name="P7"><text:span text:style-name="T1"><text:s text:c="5"/>* </text:span><text:span text:style-name="T3">@return</text:span><text:span text:style-name="T1"> Strengen som er først i Unicode</text:span><text:span text:style-name="T16">-</text:span><text:span text:style-name="T1">rekkefølge</text:span></text:p>
      <text:p text:style-name="P6"><text:s text:c="5"/>*/</text:p>
      <text:p text:style-name="P7"><text:span text:style-name="T6"><text:s text:c="4"/></text:span><text:span text:style-name="T4">public</text:span><text:span text:style-name="T6"> </text:span><text:span text:style-name="T4">static</text:span><text:span text:style-name="T6"> String forstIUnicode(String[] </text:span><text:span text:style-name="T11">inn</text:span><text:span text:style-name="T6">) {</text:span></text:p>
      <text:p text:style-name="P7"><text:span text:style-name="T6"><text:s text:c="8"/></text:span><text:span text:style-name="T12">// Start med den første strengen</text:span></text:p>
      <text:p text:style-name="P7"><text:span text:style-name="T6"><text:s text:c="8"/>String </text:span><text:span text:style-name="T11">ut</text:span><text:span text:style-name="T6"> = </text:span><text:span text:style-name="T11">inn</text:span><text:span text:style-name="T6">[0];</text:span></text:p>
      <text:p text:style-name="P8"><text:s text:c="8"/></text:p>
      <text:p text:style-name="P7"><text:span text:style-name="T6"><text:s text:c="8"/></text:span><text:span text:style-name="T12">// Sjekk alle strengene</text:span></text:p>
      <text:p text:style-name="P7"><text:span text:style-name="T6"><text:s text:c="8"/></text:span><text:span text:style-name="T4">for</text:span><text:span text:style-name="T6"> (String </text:span><text:span text:style-name="T11">enStreng</text:span><text:span text:style-name="T6"> : </text:span><text:span text:style-name="T11">inn</text:span><text:span text:style-name="T6">) {</text:span></text:p>
      <text:p text:style-name="P7"><text:span text:style-name="T6"><text:s text:c="12"/></text:span><text:span text:style-name="T12">// Hvis en streng er før den vi har nå, bytt den vi har med den nye.</text:span></text:p>
      <text:p text:style-name="P7"><text:span text:style-name="T6"><text:s text:c="12"/></text:span><text:span text:style-name="T4">if</text:span><text:span text:style-name="T6"> (</text:span><text:span text:style-name="T11">enStreng</text:span><text:span text:style-name="T6">.compareTo(</text:span><text:span text:style-name="T11">ut</text:span><text:span text:style-name="T6">) &lt; 0) {</text:span></text:p>
      <text:p text:style-name="P7"><text:span text:style-name="T6"><text:s text:c="16"/></text:span><text:span text:style-name="T11">ut</text:span><text:span text:style-name="T6"> = </text:span><text:span text:style-name="T11">enStreng</text:span><text:span text:style-name="T6">;</text:span></text:p>
      <text:p text:style-name="P8"><text:s text:c="12"/>}</text:p>
      <text:p text:style-name="P8"><text:s text:c="8"/>}</text:p>
      <text:p text:style-name="P8"><text:s text:c="8"/></text:p>
      <text:p text:style-name="P7"><text:span text:style-name="T6"><text:s text:c="8"/></text:span><text:span text:style-name="T12">// Returner den strengen vi fant</text:span></text:p>
      <text:p text:style-name="P7"><text:soft-page-break/><text:span text:style-name="T6"><text:s text:c="8"/></text:span><text:span text:style-name="T4">return</text:span><text:span text:style-name="T6"> </text:span><text:span text:style-name="T11">ut</text:span><text:span text:style-name="T6">;</text:span></text:p>
      <text:p text:style-name="P8"><text:s text:c="4"/>}</text:p>
      <text:p text:style-name="P8"><text:s text:c="4"/></text:p>
      <text:p text:style-name="P7"><text:span text:style-name="T6"><text:s text:c="4"/></text:span><text:span text:style-name="T1">/**</text:span></text:p>
      <text:p text:style-name="P6"><text:s text:c="5"/>* Sammenligner to strenger for å se hvilken som kommer først i</text:p>
      <text:p text:style-name="P7"><text:span text:style-name="T1"><text:s text:c="5"/>* Unicode</text:span><text:span text:style-name="T16">-</text:span><text:span text:style-name="T1">rekkefølge.</text:span></text:p>
      <text:p text:style-name="P7"><text:span text:style-name="T1"><text:s text:c="5"/>* </text:span><text:span text:style-name="T3">@param</text:span><text:span text:style-name="T1"> en Den første strengen</text:span></text:p>
      <text:p text:style-name="P7"><text:span text:style-name="T1"><text:s text:c="5"/>* </text:span><text:span text:style-name="T3">@param</text:span><text:span text:style-name="T1"> to Den andre strengen</text:span></text:p>
      <text:p text:style-name="P7"><text:span text:style-name="T1"><text:s text:c="5"/>* </text:span><text:span text:style-name="T3">@return</text:span><text:span text:style-name="T1"> Et negativt tall hvis den første strengen kommer før den andre;</text:span></text:p>
      <text:p text:style-name="P6"><text:s text:c="5"/>* <text:s text:c="5"/>et positivt tall hvis den andre kommer før den første; 0 hvis</text:p>
      <text:p text:style-name="P6"><text:s text:c="5"/>* <text:s text:c="5"/>strengene er like</text:p>
      <text:p text:style-name="P6"><text:s text:c="5"/>*/</text:p>
      <text:p text:style-name="P7"><text:span text:style-name="T6"><text:s text:c="4"/></text:span><text:span text:style-name="T4">public</text:span><text:span text:style-name="T6"> </text:span><text:span text:style-name="T4">static</text:span><text:span text:style-name="T6"> </text:span><text:span text:style-name="T4">int</text:span><text:span text:style-name="T6"> sammenlignStrenger(String </text:span><text:span text:style-name="T11">en</text:span><text:span text:style-name="T6">, String </text:span><text:span text:style-name="T11">to</text:span><text:span text:style-name="T6">) {</text:span></text:p>
      <text:p text:style-name="P7"><text:span text:style-name="T6"><text:s text:c="8"/></text:span><text:span text:style-name="T12">/*</text:span></text:p>
      <text:p text:style-name="P9"><text:s text:c="9"/>* Sammenlign hvert tegn i strengene (stopp hvis en streng går tom for</text:p>
      <text:p text:style-name="P9"><text:s text:c="9"/>* tegn).</text:p>
      <text:p text:style-name="P9"><text:s text:c="9"/>*/</text:p>
      <text:p text:style-name="P7"><text:span text:style-name="T6"><text:s text:c="8"/></text:span><text:span text:style-name="T4">for</text:span><text:span text:style-name="T6"> (</text:span><text:span text:style-name="T4">int</text:span><text:span text:style-name="T6"> </text:span><text:span text:style-name="T11">i</text:span><text:span text:style-name="T6"> = 0; </text:span><text:span text:style-name="T11">i</text:span><text:span text:style-name="T6"> &lt; Math.</text:span><text:span text:style-name="T7">min</text:span><text:span text:style-name="T6">(</text:span><text:span text:style-name="T11">en</text:span><text:span text:style-name="T6">.length(), </text:span><text:span text:style-name="T11">to</text:span><text:span text:style-name="T6">.length()); ++</text:span><text:span text:style-name="T11">i</text:span><text:span text:style-name="T6">) {</text:span></text:p>
      <text:p text:style-name="P7"><text:span text:style-name="T6"><text:s text:c="12"/></text:span><text:span text:style-name="T12">/*</text:span></text:p>
      <text:p text:style-name="P9"><text:s text:c="13"/>* Hvis strengene har forskjellige tegn på denne plassen, er de</text:p>
      <text:p text:style-name="P9"><text:s text:c="13"/>* forskjellige, og forskjellen mellom tegnene kan returneres som</text:p>
      <text:p text:style-name="P9"><text:s text:c="13"/>* forskjellen mellom strengene (siden det nøyaktige tallet ikke</text:p>
      <text:p text:style-name="P9"><text:s text:c="13"/>* har noe å si, kun positivt/negativt/0).</text:p>
      <text:p text:style-name="P9"><text:s text:c="13"/>*/</text:p>
      <text:p text:style-name="P7"><text:span text:style-name="T6"><text:s text:c="12"/></text:span><text:span text:style-name="T4">if</text:span><text:span text:style-name="T6"> (</text:span><text:span text:style-name="T11">en</text:span><text:span text:style-name="T6">.charAt(</text:span><text:span text:style-name="T11">i</text:span><text:span text:style-name="T6">) != </text:span><text:span text:style-name="T11">to</text:span><text:span text:style-name="T6">.charAt(</text:span><text:span text:style-name="T11">i</text:span><text:span text:style-name="T6">)) {</text:span></text:p>
      <text:p text:style-name="P7"><text:span text:style-name="T6"><text:s text:c="16"/></text:span><text:span text:style-name="T4">return</text:span><text:span text:style-name="T6"> </text:span><text:span text:style-name="T11">en</text:span><text:span text:style-name="T6">.charAt(</text:span><text:span text:style-name="T11">i</text:span><text:span text:style-name="T6">) - </text:span><text:span text:style-name="T11">to</text:span><text:span text:style-name="T6">.charAt(</text:span><text:span text:style-name="T11">i</text:span><text:span text:style-name="T6">);</text:span></text:p>
      <text:p text:style-name="P8"><text:s text:c="12"/>}</text:p>
      <text:p text:style-name="P8"><text:s text:c="8"/>}</text:p>
      <text:p text:style-name="P8"><text:s text:c="8"/></text:p>
      <text:p text:style-name="P7"><text:span text:style-name="T6"><text:s text:c="8"/></text:span><text:span text:style-name="T12">/*</text:span></text:p>
      <text:p text:style-name="P9"><text:s text:c="9"/>* <text:s/>Hvis ingen ulike tegn fantes, returner forskjellen mellom lengdene</text:p>
      <text:p text:style-name="P9"><text:s text:c="9"/>* <text:s/>på strengene. Hvis strengene er like vil dette være 0.</text:p>
      <text:p text:style-name="P9"><text:s text:c="9"/>*/</text:p>
      <text:p text:style-name="P7"><text:span text:style-name="T6"><text:s text:c="8"/></text:span><text:span text:style-name="T4">return</text:span><text:span text:style-name="T6"> </text:span><text:span text:style-name="T11">en</text:span><text:span text:style-name="T6">.length() - </text:span><text:span text:style-name="T11">to</text:span><text:span text:style-name="T6">.length();</text:span></text:p>
      <text:p text:style-name="P7"><text:span text:style-name="T6"><text:s text:c="4"/>}</text:span></text:p>
      <text:p text:style-name="P8"><text:s text:c="4"/></text:p>
      <text:p text:style-name="P7"><text:span text:style-name="T6"><text:s text:c="4"/></text:span><text:span text:style-name="T4">public</text:span><text:span text:style-name="T6"> </text:span><text:span text:style-name="T4">static</text:span><text:span text:style-name="T6"> </text:span><text:span text:style-name="T4">void</text:span><text:span text:style-name="T6"> main(String[] </text:span><text:span text:style-name="T11">args</text:span><text:span text:style-name="T6">) {</text:span></text:p>
      <text:p text:style-name="P7"><text:span text:style-name="T6"><text:s text:c="8"/>System.</text:span><text:span text:style-name="T15">out</text:span><text:span text:style-name="T6">.println(</text:span><text:span text:style-name="T17">"Teststreng baklengs: "</text:span><text:span text:style-name="T6"> + </text:span><text:span text:style-name="T7">baklengs</text:span><text:span text:style-name="T6">(</text:span><text:span text:style-name="T17">"Teststreng"</text:span><text:span text:style-name="T6">));</text:span></text:p>
      <text:p text:style-name="P7"><text:span text:style-name="T6"><text:s text:c="8"/></text:span><text:span text:style-name="T4">int</text:span><text:span text:style-name="T6">[] </text:span><text:span text:style-name="T11">t1</text:span><text:span text:style-name="T6"> = {1, 2, 4, 6, 9};</text:span></text:p>
      <text:p text:style-name="P7"><text:span text:style-name="T6"><text:s text:c="8"/>System.</text:span><text:span text:style-name="T15">out</text:span><text:span text:style-name="T6">.println(</text:span><text:span text:style-name="T17">"1, 2, 4, 6, 9 er sortert: "</text:span><text:span text:style-name="T6"> + </text:span><text:span text:style-name="T7">erSortert</text:span><text:span text:style-name="T6">(</text:span><text:span text:style-name="T11">t1</text:span><text:span text:style-name="T6">));</text:span></text:p>
      <text:p text:style-name="P7"><text:span text:style-name="T6"><text:s text:c="8"/></text:span><text:span text:style-name="T4">int</text:span><text:span text:style-name="T6">[] </text:span><text:span text:style-name="T11">t2</text:span><text:span text:style-name="T6"> = {1, 3, 2, 4, 7};</text:span></text:p>
      <text:p text:style-name="P7"><text:span text:style-name="T6"><text:s text:c="8"/>System.</text:span><text:span text:style-name="T15">out</text:span><text:span text:style-name="T6">.println(</text:span><text:span text:style-name="T17">"1, 3, 2, 4, 7 er sortert: "</text:span><text:span text:style-name="T6"> + </text:span><text:span text:style-name="T7">erSortert</text:span><text:span text:style-name="T6">(</text:span><text:span text:style-name="T11">t2</text:span><text:span text:style-name="T6">));</text:span></text:p>
      <text:p text:style-name="P7"><text:span text:style-name="T6"><text:s text:c="8"/>String[] </text:span><text:span text:style-name="T11">t3</text:span><text:span text:style-name="T6"> = {</text:span><text:span text:style-name="T17">"En"</text:span><text:span text:style-name="T6">, </text:span><text:span text:style-name="T17">"To"</text:span><text:span text:style-name="T6">, </text:span><text:span text:style-name="T17">"Fire"</text:span><text:span text:style-name="T6">, </text:span><text:span text:style-name="T17">"Seks"</text:span><text:span text:style-name="T6">, </text:span><text:span text:style-name="T17">"Ni"</text:span><text:span text:style-name="T6">};</text:span></text:p>
      <text:p text:style-name="P7"><text:span text:style-name="T6"><text:s text:c="8"/>System.</text:span><text:span text:style-name="T15">out</text:span><text:span text:style-name="T6">.print(</text:span><text:span text:style-name="T17">"Først av En, To, Fire, Seks, Ni: "</text:span><text:span text:style-name="T6">);</text:span></text:p>
      <text:p text:style-name="P7"><text:span text:style-name="T6"><text:s text:c="8"/>System.</text:span><text:span text:style-name="T15">out</text:span><text:span text:style-name="T6">.println(</text:span><text:span text:style-name="T7">forstIUnicode</text:span><text:span text:style-name="T6">(</text:span><text:span text:style-name="T11">t3</text:span><text:span text:style-name="T6">));</text:span></text:p>
      <text:p text:style-name="P7"><text:span text:style-name="T6"><text:s text:c="8"/>String[] </text:span><text:span text:style-name="T11">t4</text:span><text:span text:style-name="T6"> = {</text:span><text:span text:style-name="T17">"Erlend"</text:span><text:span text:style-name="T6">, </text:span><text:span text:style-name="T17">"Anne"</text:span><text:span text:style-name="T6">, </text:span><text:span text:style-name="T17">"Nora"</text:span><text:span text:style-name="T6">, </text:span><text:span text:style-name="T17">"Aila"</text:span><text:span text:style-name="T6">};</text:span></text:p>
      <text:p text:style-name="P7"><text:span text:style-name="T6"><text:s text:c="8"/>System.</text:span><text:span text:style-name="T15">out</text:span><text:span text:style-name="T6">.print(</text:span><text:span text:style-name="T17">"Først av Erlend, Anne, Nora, Aila: "</text:span><text:span text:style-name="T6">);</text:span></text:p>
      <text:p text:style-name="P7"><text:span text:style-name="T6"><text:s text:c="8"/>System.</text:span><text:span text:style-name="T15">out</text:span><text:span text:style-name="T6">.println(</text:span><text:span text:style-name="T7">forstIUnicode</text:span><text:span text:style-name="T6">(</text:span><text:span text:style-name="T11">t4</text:span><text:span text:style-name="T6">));</text:span></text:p>
      <text:p text:style-name="P7"><text:span text:style-name="T6"><text:s text:c="8"/>System.</text:span><text:span text:style-name="T15">out</text:span><text:span text:style-name="T6">.print(</text:span><text:span text:style-name="T17">"Sammenlign 'Streng' og 'Streng2': "</text:span><text:span text:style-name="T6">);</text:span></text:p>
      <text:p text:style-name="P7"><text:span text:style-name="T6"><text:s text:c="8"/>System.</text:span><text:span text:style-name="T15">out</text:span><text:span text:style-name="T6">.println(</text:span><text:span text:style-name="T7">sammenlignStrenger</text:span><text:span text:style-name="T6">(</text:span><text:span text:style-name="T17">"Streng"</text:span><text:span text:style-name="T6">, </text:span><text:span text:style-name="T17">"Streng2"</text:span><text:span text:style-name="T6">));</text:span></text:p>
      <text:p text:style-name="P7"><text:span text:style-name="T6"><text:s text:c="8"/>System.</text:span><text:span text:style-name="T15">out</text:span><text:span text:style-name="T6">.print(</text:span><text:span text:style-name="T17">"Sammenlign 'Streng2' og 'Streng': "</text:span><text:span text:style-name="T6">);</text:span></text:p>
      <text:p text:style-name="P7"><text:span text:style-name="T6"><text:s text:c="8"/>System.</text:span><text:span text:style-name="T15">out</text:span><text:span text:style-name="T6">.println(</text:span><text:span text:style-name="T7">sammenlignStrenger</text:span><text:span text:style-name="T6">(</text:span><text:span text:style-name="T17">"Streng2"</text:span><text:span text:style-name="T6">, </text:span><text:span text:style-name="T17">"Streng"</text:span><text:span text:style-name="T6">));</text:span></text:p>
      <text:p text:style-name="P7"><text:span text:style-name="T6"><text:s text:c="8"/>System.</text:span><text:span text:style-name="T15">out</text:span><text:span text:style-name="T6">.print(</text:span><text:span text:style-name="T17">"Sammenlign 'Streng' og 'Streng': "</text:span><text:span text:style-name="T6">);</text:span></text:p>
      <text:p text:style-name="P7"><text:span text:style-name="T6"><text:s text:c="8"/>System.</text:span><text:span text:style-name="T15">out</text:span><text:span text:style-name="T6">.println(</text:span><text:span text:style-name="T7">sammenlignStrenger</text:span><text:span text:style-name="T6">(</text:span><text:span text:style-name="T17">"Streng"</text:span><text:span text:style-name="T6">, </text:span><text:span text:style-name="T17">"Streng"</text:span><text:span text:style-name="T6">));</text:span></text:p>
      <text:p text:style-name="P8"><text:s text:c="4"/>}</text:p>
      <text:p text:style-name="P10"><text:span text:style-name="T8">}</text:span></text:p>
      <text:p text:style-name="P10"><text:span text:style-name="T8"/></text:p>
      <text:p text:style-name="P12"><text:span text:style-name="T9">Denne oppgaven består av fire uavhengige metoder.</text:span></text:p>
      <text:p text:style-name="P11"><text:span text:style-name="T10">Metoden som returnerer en string baklengs gjør det ved å opprette en StringBuilder, og lese gjennom stringen som skal snus baklengs, og lagre ett og ett tegn. Til slutt returneres resultatet.</text:span></text:p>
      <text:p text:style-name="P11"><text:span text:style-name="T10">Metoden som undersøker om tallene i et array er sortert stigende. Det gjøres ved å </text:span><text:soft-page-break/><text:span text:style-name="T10">undersøke at hvert tall etter det første er høyere eller likt tallet før. Hvis et tall finnes som er mindre enn tallet før, er tabellen ikke sortert.</text:span></text:p>
      <text:p text:style-name="P11"><text:span text:style-name="T10">Metoden som finner den strengen som kommer alfabetisk først etter Unicode-rekkefølge starter med den første strengen, og sammenligner den med hver av de andre strengene. Hvis en tidligere streng finnes, byttes den første strengen ut.</text:span></text:p>
      <text:p text:style-name="P11"><text:span text:style-name="T10">Bonusmetoden som sammenligner to strenger sammenligner hvert tegn i den korteste strengen med tegnet i samme posisjon i den andre. Hvis de er ulike, returneres forskjellen mellom de tegnene. Hvis ingen slike tegn finnes, returneres forskjellen mellom lengene på strengen – som er 0 hvis strengene er like.</text:span></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oft-page-break/><text:span text:style-name="T5">import</text:span><text:span text:style-name="T8"> java.util.Arrays;</text:span></text:p>
      <text:p text:style-name="P7"><text:span text:style-name="T4">import</text:span><text:span text:style-name="T6"> java.util.Random;</text:span></text:p>
      <text:p text:style-name="P7"><text:span text:style-name="T4">import</text:span><text:span text:style-name="T6"> easyIO.Out;</text:span></text:p>
      <text:p text:style-name="P7"/>
      <text:p text:style-name="P6">/**</text:p>
      <text:p text:style-name="P6"><text:s/>* Besvarelse på oppgave 2</text:p>
      <text:p text:style-name="P7"><text:span text:style-name="T1"><text:s/>* </text:span><text:span text:style-name="T3">@author</text:span><text:span text:style-name="T1"> Pål V. Gjerde</text:span></text:p>
      <text:p text:style-name="P7"><text:span text:style-name="T1"><text:s/>* </text:span><text:span text:style-name="T3">@author</text:span><text:span text:style-name="T1"> Henriette Lie</text:span></text:p>
      <text:p text:style-name="P6"><text:s/>*</text:p>
      <text:p text:style-name="P6"><text:s/>*/</text:p>
      <text:p text:style-name="P7"><text:span text:style-name="T4">public</text:span><text:span text:style-name="T6"> </text:span><text:span text:style-name="T4">class</text:span><text:span text:style-name="T6"> Oppgave2 {</text:span></text:p>
      <text:p text:style-name="P7"><text:span text:style-name="T6"><text:s text:c="4"/></text:span><text:span text:style-name="T4">private</text:span><text:span text:style-name="T6"> </text:span><text:span text:style-name="T4">static</text:span><text:span text:style-name="T6"> Out </text:span><text:span text:style-name="T14">out</text:span><text:span text:style-name="T6"> = </text:span><text:span text:style-name="T4">new</text:span><text:span text:style-name="T6"> Out();</text:span></text:p>
      <text:p text:style-name="P7"><text:span text:style-name="T6"><text:s text:c="4"/></text:span><text:span text:style-name="T4">private</text:span><text:span text:style-name="T6"> </text:span><text:span text:style-name="T4">static</text:span><text:span text:style-name="T6"> Random </text:span><text:span text:style-name="T14">rnd</text:span><text:span text:style-name="T6"> = </text:span><text:span text:style-name="T4">new</text:span><text:span text:style-name="T6"> Random();</text:span></text:p>
      <text:p text:style-name="P8"><text:s text:c="4"/></text:p>
      <text:p text:style-name="P7"><text:span text:style-name="T6"><text:s text:c="4"/></text:span><text:span text:style-name="T1">/**</text:span></text:p>
      <text:p text:style-name="P6"><text:s text:c="5"/>* Måler tiden det tar å fylle en integerarray med tilfeldige tall (valgt</text:p>
      <text:p text:style-name="P6"><text:s text:c="5"/>* fra alle mulige integerverdier), og sortere den med Arrays.sort().</text:p>
      <text:p text:style-name="P7"><text:span text:style-name="T1"><text:s text:c="5"/>* </text:span><text:span text:style-name="T3">@param</text:span><text:span text:style-name="T1"> antallElementer Antall elementer arrayen skal inneholde</text:span></text:p>
      <text:p text:style-name="P7"><text:span text:style-name="T1"><text:s text:c="5"/>* </text:span><text:span text:style-name="T3">@return</text:span><text:span text:style-name="T1"> Tiden sorteringen tok, målt i millisekunder.</text:span></text:p>
      <text:p text:style-name="P6"><text:s text:c="5"/>*/</text:p>
      <text:p text:style-name="P7"><text:span text:style-name="T6"><text:s text:c="4"/></text:span><text:span text:style-name="T4">public</text:span><text:span text:style-name="T6"> </text:span><text:span text:style-name="T4">static</text:span><text:span text:style-name="T6"> </text:span><text:span text:style-name="T4">int</text:span><text:span text:style-name="T6"> malTid(</text:span><text:span text:style-name="T4">int</text:span><text:span text:style-name="T6"> </text:span><text:span text:style-name="T11">antallElementer</text:span><text:span text:style-name="T6">) {</text:span></text:p>
      <text:p text:style-name="P7"><text:span text:style-name="T6"><text:s text:c="8"/></text:span><text:span text:style-name="T12">// Opprett en array og fyll den med tilfeldige verdier</text:span></text:p>
      <text:p text:style-name="P7"><text:span text:style-name="T6"><text:s text:c="8"/></text:span><text:span text:style-name="T4">int</text:span><text:span text:style-name="T6">[] </text:span><text:span text:style-name="T11">tilfeldig</text:span><text:span text:style-name="T6"> = </text:span><text:span text:style-name="T4">new</text:span><text:span text:style-name="T6"> </text:span><text:span text:style-name="T4">int</text:span><text:span text:style-name="T6">[</text:span><text:span text:style-name="T11">antallElementer</text:span><text:span text:style-name="T6">];</text:span></text:p>
      <text:p text:style-name="P7"><text:span text:style-name="T6"><text:s text:c="8"/></text:span><text:span text:style-name="T4">for</text:span><text:span text:style-name="T6"> (</text:span><text:span text:style-name="T4">int</text:span><text:span text:style-name="T6"> </text:span><text:span text:style-name="T11">i</text:span><text:span text:style-name="T6">=0; </text:span><text:span text:style-name="T11">i</text:span><text:span text:style-name="T6">&lt;</text:span><text:span text:style-name="T11">tilfeldig</text:span><text:span text:style-name="T6">.</text:span><text:span text:style-name="T13">length</text:span><text:span text:style-name="T6">; ++</text:span><text:span text:style-name="T11">i</text:span><text:span text:style-name="T6">) {</text:span></text:p>
      <text:p text:style-name="P7"><text:span text:style-name="T6"><text:s text:c="12"/></text:span><text:span text:style-name="T11">tilfeldig</text:span><text:span text:style-name="T6">[</text:span><text:span text:style-name="T11">i</text:span><text:span text:style-name="T6">] = </text:span><text:span text:style-name="T14">rnd</text:span><text:span text:style-name="T6">.nextInt();</text:span></text:p>
      <text:p text:style-name="P8"><text:s text:c="8"/>}</text:p>
      <text:p text:style-name="P8"><text:s text:c="8"/></text:p>
      <text:p text:style-name="P7"><text:span text:style-name="T6"><text:s text:c="8"/></text:span><text:span text:style-name="T12">// Les tid før sortering</text:span></text:p>
      <text:p text:style-name="P7"><text:span text:style-name="T6"><text:s text:c="8"/></text:span><text:span text:style-name="T4">long</text:span><text:span text:style-name="T6"> </text:span><text:span text:style-name="T11">tid1</text:span><text:span text:style-name="T6"> = System.</text:span><text:span text:style-name="T7">nanoTime</text:span><text:span text:style-name="T6">();</text:span></text:p>
      <text:p text:style-name="P8"><text:s text:c="8"/></text:p>
      <text:p text:style-name="P7"><text:span text:style-name="T6"><text:s text:c="8"/></text:span><text:span text:style-name="T12">// Sorter array</text:span></text:p>
      <text:p text:style-name="P7"><text:span text:style-name="T6"><text:s text:c="8"/>Arrays.</text:span><text:span text:style-name="T7">sort</text:span><text:span text:style-name="T6">(</text:span><text:span text:style-name="T11">tilfeldig</text:span><text:span text:style-name="T6">);</text:span></text:p>
      <text:p text:style-name="P8"><text:s text:c="8"/></text:p>
      <text:p text:style-name="P7"><text:span text:style-name="T6"><text:s text:c="8"/></text:span><text:span text:style-name="T12">// Les tid etter sortering, regn ut forskjell</text:span></text:p>
      <text:p text:style-name="P7"><text:span text:style-name="T6"><text:s text:c="8"/></text:span><text:span text:style-name="T4">long</text:span><text:span text:style-name="T6"> </text:span><text:span text:style-name="T11">tid2</text:span><text:span text:style-name="T6"> = System.</text:span><text:span text:style-name="T7">nanoTime</text:span><text:span text:style-name="T6">();</text:span></text:p>
      <text:p text:style-name="P7"><text:span text:style-name="T6"><text:s text:c="8"/></text:span><text:span text:style-name="T4">int</text:span><text:span text:style-name="T6"> </text:span><text:span text:style-name="T11">forskjell</text:span><text:span text:style-name="T6"> = (</text:span><text:span text:style-name="T4">int</text:span><text:span text:style-name="T6">)((</text:span><text:span text:style-name="T11">tid2</text:span><text:span text:style-name="T6"> - </text:span><text:span text:style-name="T11">tid1</text:span><text:span text:style-name="T6">) / 1000000);</text:span></text:p>
      <text:p text:style-name="P8"><text:s text:c="8"/></text:p>
      <text:p text:style-name="P7"><text:span text:style-name="T6"><text:s text:c="8"/></text:span><text:span text:style-name="T12">// Returner forskjellen</text:span></text:p>
      <text:p text:style-name="P7"><text:span text:style-name="T6"><text:s text:c="8"/></text:span><text:span text:style-name="T4">return</text:span><text:span text:style-name="T6"> </text:span><text:span text:style-name="T11">forskjell</text:span><text:span text:style-name="T6">;</text:span></text:p>
      <text:p text:style-name="P8"><text:s text:c="4"/>}</text:p>
      <text:p text:style-name="P8"><text:s text:c="4"/></text:p>
      <text:p text:style-name="P7"><text:span text:style-name="T6"><text:s text:c="4"/></text:span><text:span text:style-name="T1">/**</text:span></text:p>
      <text:p text:style-name="P6"><text:s text:c="5"/>* Måler hvor lang tid det tar å sortere integerarray med forskjellige</text:p>
      <text:p text:style-name="P6"><text:s text:c="5"/>* størrelser som er fylt med tilfeldige tall. Måler 20 ganger for hver</text:p>
      <text:p text:style-name="P6"><text:s text:c="5"/>* størrelse, skriver ut resultatet for hver måling samt gjennomsnittet</text:p>
      <text:p text:style-name="P6"><text:s text:c="5"/>* for alle 20 forsøkene med den størrelsen.</text:p>
      <text:p text:style-name="P7"><text:span text:style-name="T1"><text:s text:c="5"/>* </text:span><text:span text:style-name="T3">@param</text:span><text:span text:style-name="T1"> args Kreves for main</text:span><text:span text:style-name="T16">-</text:span><text:span text:style-name="T1">metoden, men brukes ikke.</text:span></text:p>
      <text:p text:style-name="P6"><text:s text:c="5"/>*/</text:p>
      <text:p text:style-name="P7"><text:span text:style-name="T6"><text:s text:c="4"/></text:span><text:span text:style-name="T4">public</text:span><text:span text:style-name="T6"> </text:span><text:span text:style-name="T4">static</text:span><text:span text:style-name="T6"> </text:span><text:span text:style-name="T4">void</text:span><text:span text:style-name="T6"> main(String[] </text:span><text:span text:style-name="T11">args</text:span><text:span text:style-name="T6">) {</text:span></text:p>
      <text:p text:style-name="P7"><text:span text:style-name="T6"><text:s text:c="8"/></text:span><text:span text:style-name="T4">int</text:span><text:span text:style-name="T6">[] </text:span><text:span text:style-name="T11">antallElementer</text:span><text:span text:style-name="T6"> = {</text:span></text:p>
      <text:p text:style-name="P8"><text:s text:c="12"/>1000000,</text:p>
      <text:p text:style-name="P8"><text:s text:c="12"/>5000000,</text:p>
      <text:p text:style-name="P8"><text:s text:c="12"/>10000000,</text:p>
      <text:p text:style-name="P8"><text:s text:c="12"/>100000000</text:p>
      <text:p text:style-name="P8"><text:s text:c="8"/>};</text:p>
      <text:p text:style-name="P8"><text:s text:c="8"/></text:p>
      <text:p text:style-name="P7"><text:span text:style-name="T6"><text:s text:c="8"/></text:span><text:span text:style-name="T4">int</text:span><text:span text:style-name="T6"> </text:span><text:span text:style-name="T11">antallForsok</text:span><text:span text:style-name="T6"> = 20;</text:span></text:p>
      <text:p text:style-name="P8"><text:s text:c="8"/></text:p>
      <text:p text:style-name="P7"><text:span text:style-name="T6"><text:s text:c="8"/></text:span><text:span text:style-name="T12">// For hvert antall som skal prøves:</text:span></text:p>
      <text:p text:style-name="P7"><text:span text:style-name="T6"><text:s text:c="8"/></text:span><text:span text:style-name="T4">for</text:span><text:span text:style-name="T6"> (</text:span><text:span text:style-name="T4">int</text:span><text:span text:style-name="T6"> </text:span><text:span text:style-name="T11">antall</text:span><text:span text:style-name="T6"> : </text:span><text:span text:style-name="T11">antallElementer</text:span><text:span text:style-name="T6">) {</text:span></text:p>
      <text:p text:style-name="P7"><text:span text:style-name="T6"><text:s text:c="12"/></text:span><text:span text:style-name="T4">int</text:span><text:span text:style-name="T6"> </text:span><text:span text:style-name="T11">sum</text:span><text:span text:style-name="T6"> = 0;</text:span></text:p>
      <text:p text:style-name="P8"><text:s text:c="12"/></text:p>
      <text:p text:style-name="P7"><text:span text:style-name="T6"><text:s text:c="12"/></text:span><text:span text:style-name="T12">// Skriv ut overskriften</text:span></text:p>
      <text:p text:style-name="P7"><text:span text:style-name="T6"><text:s text:c="12"/></text:span><text:span text:style-name="T14">out</text:span><text:span text:style-name="T6">.outln(</text:span><text:span text:style-name="T11">antall</text:span><text:span text:style-name="T6"> + </text:span><text:span text:style-name="T17">" elementer:"</text:span><text:span text:style-name="T6">);</text:span></text:p>
      <text:p text:style-name="P7"><text:soft-page-break/><text:span text:style-name="T6"><text:s text:c="12"/></text:span><text:span text:style-name="T14">out</text:span><text:span text:style-name="T6">.out(</text:span><text:span text:style-name="T17">"Forsøk"</text:span><text:span text:style-name="T6">, 8, Out.</text:span><text:span text:style-name="T15">LEFT</text:span><text:span text:style-name="T6">);</text:span></text:p>
      <text:p text:style-name="P7"><text:span text:style-name="T6"><text:s text:c="12"/></text:span><text:span text:style-name="T14">out</text:span><text:span text:style-name="T6">.outln(</text:span><text:span text:style-name="T17">"Tid"</text:span><text:span text:style-name="T6">, 8, Out.</text:span><text:span text:style-name="T15">LEFT</text:span><text:span text:style-name="T6">);</text:span></text:p>
      <text:p text:style-name="P7"><text:span text:style-name="T6"><text:s text:c="12"/></text:span><text:span text:style-name="T14">out</text:span><text:span text:style-name="T6">.outln(</text:span><text:span text:style-name="T17">"---------------"</text:span><text:span text:style-name="T6">);</text:span></text:p>
      <text:p text:style-name="P8"><text:s text:c="12"/></text:p>
      <text:p text:style-name="P7"><text:span text:style-name="T6"><text:s text:c="12"/></text:span><text:span text:style-name="T12">// Prøv 20 ganger</text:span></text:p>
      <text:p text:style-name="P7"><text:span text:style-name="T6"><text:s text:c="12"/></text:span><text:span text:style-name="T4">for</text:span><text:span text:style-name="T6"> (</text:span><text:span text:style-name="T4">int</text:span><text:span text:style-name="T6"> </text:span><text:span text:style-name="T11">i</text:span><text:span text:style-name="T6">=0; </text:span><text:span text:style-name="T11">i</text:span><text:span text:style-name="T6"> &lt; </text:span><text:span text:style-name="T11">antallForsok</text:span><text:span text:style-name="T6">; ++</text:span><text:span text:style-name="T11">i</text:span><text:span text:style-name="T6">) {</text:span></text:p>
      <text:p text:style-name="P7"><text:span text:style-name="T6"><text:s text:c="16"/></text:span><text:span text:style-name="T12">// Mål tid, og skriv ut</text:span></text:p>
      <text:p text:style-name="P7"><text:span text:style-name="T6"><text:s text:c="16"/></text:span><text:span text:style-name="T4">int</text:span><text:span text:style-name="T6"> </text:span><text:span text:style-name="T11">tid</text:span><text:span text:style-name="T6"> = </text:span><text:span text:style-name="T7">malTid</text:span><text:span text:style-name="T6">(</text:span><text:span text:style-name="T11">antall</text:span><text:span text:style-name="T6">);</text:span></text:p>
      <text:p text:style-name="P7"><text:span text:style-name="T6"><text:s text:c="16"/></text:span><text:span text:style-name="T11">sum</text:span><text:span text:style-name="T6"> += </text:span><text:span text:style-name="T11">tid</text:span><text:span text:style-name="T6">;</text:span></text:p>
      <text:p text:style-name="P7"><text:span text:style-name="T6"><text:s text:c="16"/></text:span><text:span text:style-name="T14">out</text:span><text:span text:style-name="T6">.out(</text:span><text:span text:style-name="T11">i</text:span><text:span text:style-name="T6">+1, 8);</text:span></text:p>
      <text:p text:style-name="P7"><text:span text:style-name="T6"><text:s text:c="16"/></text:span><text:span text:style-name="T14">out</text:span><text:span text:style-name="T6">.outln(</text:span><text:span text:style-name="T11">tid</text:span><text:span text:style-name="T6"> + </text:span><text:span text:style-name="T17">"ms"</text:span><text:span text:style-name="T6">, 8, Out.</text:span><text:span text:style-name="T15">RIGHT</text:span><text:span text:style-name="T6">);</text:span></text:p>
      <text:p text:style-name="P8"><text:s text:c="12"/>}</text:p>
      <text:p text:style-name="P8"><text:s text:c="12"/></text:p>
      <text:p text:style-name="P7"><text:span text:style-name="T6"><text:s text:c="12"/></text:span><text:span text:style-name="T12">// Regn ut og skriv ut gjennomsnittet av forsøkene</text:span></text:p>
      <text:p text:style-name="P7"><text:span text:style-name="T6"><text:s text:c="12"/></text:span><text:span text:style-name="T14">out</text:span><text:span text:style-name="T6">.outln(</text:span><text:span text:style-name="T17">"---------------"</text:span><text:span text:style-name="T6">);</text:span></text:p>
      <text:p text:style-name="P7"><text:span text:style-name="T6"><text:s text:c="12"/></text:span><text:span text:style-name="T14">out</text:span><text:span text:style-name="T6">.outln(</text:span><text:span text:style-name="T17">"Gjennomsnittlig tid: "</text:span><text:span text:style-name="T6"> + (</text:span><text:span text:style-name="T11">sum</text:span><text:span text:style-name="T6">/</text:span><text:span text:style-name="T11">antallForsok</text:span><text:span text:style-name="T6">) + </text:span><text:span text:style-name="T17">"ms"</text:span><text:span text:style-name="T6">);</text:span></text:p>
      <text:p text:style-name="P7"><text:span text:style-name="T6"><text:s text:c="12"/></text:span><text:span text:style-name="T14">out</text:span><text:span text:style-name="T6">.outln();</text:span></text:p>
      <text:p text:style-name="P8"><text:s text:c="8"/>}</text:p>
      <text:p text:style-name="P8"><text:s text:c="4"/>}</text:p>
      <text:p text:style-name="P10"><text:span text:style-name="T8">}</text:span></text:p>
      <text:p text:style-name="P10"><text:span text:style-name="T8"/></text:p>
      <text:p text:style-name="P12"><text:span text:style-name="T9">Denne klassen måler tiden det tar å sortere et array fylt med tilfeldige integre. Fire forskjellige størrelser brukes for å måle, og hver størrelse måles 20 ganger. I tillegg til resultatet av hver måling skrives gjennomsnittet av alle 20 ut.</text:span></text:p>
      <text:p text:style-name="P12"><text:span text:style-name="T9">En egen metode brukes til å måle tiden gitt en arraystørrelse. Tiden som blir brukt måles ved hjelp av System.nanoTime(), som returnerer tiden i nanosekunder (dette blir omgjort til millisekunder før det returneres).</text:span></text:p>
      <text:p text:style-name="P12"><text:span text:style-name="T9">Tallene som brukes velges av metoden nextInt() i Random-klassen. Denne velger tallene fra alle integerverdier Java kan representere.</text:span></text:p>
      <text:p text:style-name="P12"><text:span text:style-name="T9">Målingene vil være avhengig av maskinen koden kjøres på. Dette kan anses som en svakhet, men vil i de fleste tilfeller være en fordel, da denne koden kan brukes til å sammenligne ulike maskiners evne til å kjøre Java.</text:span></text:p>
      <text:p text:style-name="P10"><text:span text:style-name="T8"/></text:p>
      <text:p text:style-name="P10"/>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oft-page-break/><text:span text:style-name="T5">import</text:span><text:span text:style-name="T8"> java.util.Arrays;</text:span></text:p>
      <text:p text:style-name="P7"><text:span text:style-name="T4">import</text:span><text:span text:style-name="T6"> java.util.Random;</text:span></text:p>
      <text:p text:style-name="P7"><text:span text:style-name="T4">import</text:span><text:span text:style-name="T6"> easyIO.Out;</text:span></text:p>
      <text:p text:style-name="P7"/>
      <text:p text:style-name="P6">/**</text:p>
      <text:p text:style-name="P6"><text:s/>* Besvarelse på oppgave 3</text:p>
      <text:p text:style-name="P6"><text:s/>* Programmet kaster først 100 terninger. Deretter teller det forekomsten av</text:p>
      <text:p text:style-name="P6"><text:s/>* hvert tall, og gjennomsnittet av alle tallene. Så skriver det ut antall kast</text:p>
      <text:p text:style-name="P6"><text:s/>* det tok for å få en sekser, og hvilket tall som forekom oftest.</text:p>
      <text:p text:style-name="P7"><text:span text:style-name="T1"><text:s/>* </text:span><text:span text:style-name="T3">@author</text:span><text:span text:style-name="T1"> Pål V. Gjerde</text:span></text:p>
      <text:p text:style-name="P7"><text:span text:style-name="T1"><text:s/>* </text:span><text:span text:style-name="T3">@author</text:span><text:span text:style-name="T1"> Henriette Lie</text:span></text:p>
      <text:p text:style-name="P6"><text:s/>*</text:p>
      <text:p text:style-name="P6"><text:s/>*/</text:p>
      <text:p text:style-name="P7"><text:span text:style-name="T4">public</text:span><text:span text:style-name="T6"> </text:span><text:span text:style-name="T4">class</text:span><text:span text:style-name="T6"> Oppgave3 {</text:span></text:p>
      <text:p text:style-name="P7"><text:span text:style-name="T6"><text:s text:c="4"/></text:span><text:span text:style-name="T4">private</text:span><text:span text:style-name="T6"> </text:span><text:span text:style-name="T4">static</text:span><text:span text:style-name="T6"> Out </text:span><text:span text:style-name="T14">out</text:span><text:span text:style-name="T6"> = </text:span><text:span text:style-name="T4">new</text:span><text:span text:style-name="T6"> Out();</text:span></text:p>
      <text:p text:style-name="P7"><text:span text:style-name="T6"><text:s text:c="4"/></text:span><text:span text:style-name="T4">private</text:span><text:span text:style-name="T6"> </text:span><text:span text:style-name="T4">static</text:span><text:span text:style-name="T6"> Random </text:span><text:span text:style-name="T14">rnd</text:span><text:span text:style-name="T6"> = </text:span><text:span text:style-name="T4">new</text:span><text:span text:style-name="T6"> Random();</text:span></text:p>
      <text:p text:style-name="P8"><text:s text:c="4"/></text:p>
      <text:p text:style-name="P7"><text:span text:style-name="T6"><text:s text:c="4"/></text:span><text:span text:style-name="T12">// Antall kast</text:span></text:p>
      <text:p text:style-name="P7"><text:span text:style-name="T6"><text:s text:c="4"/></text:span><text:span text:style-name="T4">public</text:span><text:span text:style-name="T6"> </text:span><text:span text:style-name="T4">static</text:span><text:span text:style-name="T6"> </text:span><text:span text:style-name="T4">final</text:span><text:span text:style-name="T6"> </text:span><text:span text:style-name="T4">int</text:span><text:span text:style-name="T6"> </text:span><text:span text:style-name="T15">ANTALL_KAST</text:span><text:span text:style-name="T6"> = 100;</text:span></text:p>
      <text:p text:style-name="P7"/>
      <text:p text:style-name="P7"><text:span text:style-name="T6"><text:s text:c="4"/></text:span><text:span text:style-name="T4">public</text:span><text:span text:style-name="T6"> </text:span><text:span text:style-name="T4">static</text:span><text:span text:style-name="T6"> </text:span><text:span text:style-name="T4">void</text:span><text:span text:style-name="T6"> main(String[] </text:span><text:span text:style-name="T11">args</text:span><text:span text:style-name="T6">) {</text:span></text:p>
      <text:p text:style-name="P7"><text:span text:style-name="T6"><text:s text:c="8"/></text:span><text:span text:style-name="T12">// Arrays for alle kast og antall forekomster av hvert tall</text:span></text:p>
      <text:p text:style-name="P7"><text:span text:style-name="T6"><text:s text:c="8"/></text:span><text:span text:style-name="T4">int</text:span><text:span text:style-name="T6">[] </text:span><text:span text:style-name="T11">kast</text:span><text:span text:style-name="T6"> = </text:span><text:span text:style-name="T4">new</text:span><text:span text:style-name="T6"> </text:span><text:span text:style-name="T4">int</text:span><text:span text:style-name="T6">[</text:span><text:span text:style-name="T15">ANTALL_KAST</text:span><text:span text:style-name="T6">];</text:span></text:p>
      <text:p text:style-name="P7"><text:span text:style-name="T6"><text:s text:c="8"/></text:span><text:span text:style-name="T4">int</text:span><text:span text:style-name="T6">[] </text:span><text:span text:style-name="T11">antall</text:span><text:span text:style-name="T6"> = </text:span><text:span text:style-name="T4">new</text:span><text:span text:style-name="T6"> </text:span><text:span text:style-name="T4">int</text:span><text:span text:style-name="T6">[6];</text:span></text:p>
      <text:p text:style-name="P7"><text:span text:style-name="T6"><text:s text:c="8"/>Arrays.</text:span><text:span text:style-name="T7">fill</text:span><text:span text:style-name="T6">(</text:span><text:span text:style-name="T11">antall</text:span><text:span text:style-name="T6">, 0);</text:span></text:p>
      <text:p text:style-name="P8"><text:s text:c="8"/></text:p>
      <text:p text:style-name="P7"><text:span text:style-name="T6"><text:s text:c="8"/></text:span><text:span text:style-name="T12">// Tellere for antall kast før en sekser kom, og summen av tallene</text:span></text:p>
      <text:p text:style-name="P7"><text:span text:style-name="T6"><text:s text:c="8"/></text:span><text:span text:style-name="T4">int</text:span><text:span text:style-name="T6"> </text:span><text:span text:style-name="T11">kastForSekser</text:span><text:span text:style-name="T6"> = 0;</text:span></text:p>
      <text:p text:style-name="P7"><text:span text:style-name="T6"><text:s text:c="8"/></text:span><text:span text:style-name="T4">int</text:span><text:span text:style-name="T6"> </text:span><text:span text:style-name="T11">sum</text:span><text:span text:style-name="T6"> = 0;</text:span></text:p>
      <text:p text:style-name="P8"><text:s text:c="8"/></text:p>
      <text:p text:style-name="P7"><text:span text:style-name="T6"><text:s text:c="8"/></text:span><text:span text:style-name="T12">// Overskrift for kastene</text:span></text:p>
      <text:p text:style-name="P7"><text:span text:style-name="T6"><text:s text:c="8"/></text:span><text:span text:style-name="T14">out</text:span><text:span text:style-name="T6">.outln(</text:span><text:span text:style-name="T17">"Kast:"</text:span><text:span text:style-name="T6">);</text:span></text:p>
      <text:p text:style-name="P8"><text:s text:c="8"/></text:p>
      <text:p text:style-name="P7"><text:span text:style-name="T6"><text:s text:c="8"/></text:span><text:span text:style-name="T4">for</text:span><text:span text:style-name="T6"> (</text:span><text:span text:style-name="T4">int</text:span><text:span text:style-name="T6"> </text:span><text:span text:style-name="T11">i</text:span><text:span text:style-name="T6">=0; </text:span><text:span text:style-name="T11">i</text:span><text:span text:style-name="T6"> &lt; </text:span><text:span text:style-name="T15">ANTALL_KAST</text:span><text:span text:style-name="T6">; ++</text:span><text:span text:style-name="T11">i</text:span><text:span text:style-name="T6">) {</text:span></text:p>
      <text:p text:style-name="P7"><text:span text:style-name="T6"><text:s text:c="12"/></text:span><text:span text:style-name="T12">// Kast en terning, lagre kastet i arrayet for kast, og legg til en</text:span></text:p>
      <text:p text:style-name="P7"><text:span text:style-name="T6"><text:s text:c="12"/></text:span><text:span text:style-name="T12">// til antallet av det resultatet</text:span></text:p>
      <text:p text:style-name="P7"><text:span text:style-name="T6"><text:s text:c="12"/></text:span><text:span text:style-name="T4">int</text:span><text:span text:style-name="T6"> </text:span><text:span text:style-name="T11">detteKastet</text:span><text:span text:style-name="T6"> = </text:span><text:span text:style-name="T14">rnd</text:span><text:span text:style-name="T6">.nextInt(6)+1;</text:span></text:p>
      <text:p text:style-name="P7"><text:span text:style-name="T6"><text:s text:c="12"/></text:span><text:span text:style-name="T11">kast</text:span><text:span text:style-name="T6">[</text:span><text:span text:style-name="T11">i</text:span><text:span text:style-name="T6">] = </text:span><text:span text:style-name="T11">detteKastet</text:span><text:span text:style-name="T6">;</text:span></text:p>
      <text:p text:style-name="P7"><text:span text:style-name="T6"><text:s text:c="12"/>++</text:span><text:span text:style-name="T11">antall</text:span><text:span text:style-name="T6">[</text:span><text:span text:style-name="T11">detteKastet</text:span><text:span text:style-name="T6">-1];</text:span></text:p>
      <text:p text:style-name="P8"><text:s text:c="12"/></text:p>
      <text:p text:style-name="P7"><text:span text:style-name="T6"><text:s text:c="12"/></text:span><text:span text:style-name="T12">// Hvis dette er den første sekseren, lagre antall kast det tok</text:span></text:p>
      <text:p text:style-name="P7"><text:span text:style-name="T6"><text:s text:c="12"/></text:span><text:span text:style-name="T12">// å få den</text:span></text:p>
      <text:p text:style-name="P7"><text:span text:style-name="T6"><text:s text:c="12"/></text:span><text:span text:style-name="T4">if</text:span><text:span text:style-name="T6"> (</text:span><text:span text:style-name="T11">kastForSekser</text:span><text:span text:style-name="T6"> == 0 &amp;&amp; </text:span><text:span text:style-name="T11">detteKastet</text:span><text:span text:style-name="T6"> == 6) {</text:span></text:p>
      <text:p text:style-name="P7"><text:span text:style-name="T6"><text:s text:c="16"/></text:span><text:span text:style-name="T11">kastForSekser</text:span><text:span text:style-name="T6"> = </text:span><text:span text:style-name="T11">i</text:span><text:span text:style-name="T6">+1;</text:span></text:p>
      <text:p text:style-name="P8"><text:s text:c="12"/>}</text:p>
      <text:p text:style-name="P8"><text:s text:c="12"/></text:p>
      <text:p text:style-name="P7"><text:span text:style-name="T6"><text:s text:c="12"/></text:span><text:span text:style-name="T12">// Øk summen og skriv ut kastet. Skriv ut ny linje hvis 25 kast</text:span></text:p>
      <text:p text:style-name="P7"><text:span text:style-name="T6"><text:s text:c="12"/></text:span><text:span text:style-name="T12">// har blitt skrevet ut</text:span></text:p>
      <text:p text:style-name="P7"><text:span text:style-name="T6"><text:s text:c="12"/></text:span><text:span text:style-name="T11">sum</text:span><text:span text:style-name="T6"> += </text:span><text:span text:style-name="T11">detteKastet</text:span><text:span text:style-name="T6">;</text:span></text:p>
      <text:p text:style-name="P7"><text:span text:style-name="T6"><text:s text:c="12"/></text:span><text:span text:style-name="T14">out</text:span><text:span text:style-name="T6">.out(</text:span><text:span text:style-name="T11">detteKastet</text:span><text:span text:style-name="T6">, 2, Out.</text:span><text:span text:style-name="T15">LEFT</text:span><text:span text:style-name="T6">);</text:span></text:p>
      <text:p text:style-name="P7"><text:span text:style-name="T6"><text:s text:c="12"/></text:span><text:span text:style-name="T4">if</text:span><text:span text:style-name="T6"> ((</text:span><text:span text:style-name="T11">i</text:span><text:span text:style-name="T6">+1) % 25 == 0) </text:span><text:span text:style-name="T14">out</text:span><text:span text:style-name="T6">.outln();</text:span></text:p>
      <text:p text:style-name="P8"><text:s text:c="8"/>}</text:p>
      <text:p text:style-name="P8"><text:s text:c="8"/></text:p>
      <text:p text:style-name="P7"><text:span text:style-name="T6"><text:s text:c="8"/></text:span><text:span text:style-name="T12">// Skriv ut antall kast for hvert tall</text:span></text:p>
      <text:p text:style-name="P7"><text:span text:style-name="T6"><text:s text:c="8"/></text:span><text:span text:style-name="T14">out</text:span><text:span text:style-name="T6">.outln();</text:span></text:p>
      <text:p text:style-name="P7"><text:span text:style-name="T6"><text:s text:c="8"/></text:span><text:span text:style-name="T14">out</text:span><text:span text:style-name="T6">.outln(</text:span><text:span text:style-name="T17">"Antall kast per tall:"</text:span><text:span text:style-name="T6">);</text:span></text:p>
      <text:p text:style-name="P7"><text:span text:style-name="T6"><text:s text:c="8"/></text:span><text:span text:style-name="T14">out</text:span><text:span text:style-name="T6">.outln(</text:span><text:span text:style-name="T17">"---------------------"</text:span><text:span text:style-name="T6">);</text:span></text:p>
      <text:p text:style-name="P7"><text:span text:style-name="T6"><text:s text:c="8"/></text:span><text:span text:style-name="T4">for</text:span><text:span text:style-name="T6"> (</text:span><text:span text:style-name="T4">int</text:span><text:span text:style-name="T6"> </text:span><text:span text:style-name="T11">i</text:span><text:span text:style-name="T6"> = 0; </text:span><text:span text:style-name="T11">i</text:span><text:span text:style-name="T6"> &lt; 6; ++</text:span><text:span text:style-name="T11">i</text:span><text:span text:style-name="T6">) {</text:span></text:p>
      <text:p text:style-name="P7"><text:span text:style-name="T6"><text:s text:c="12"/></text:span><text:span text:style-name="T14">out</text:span><text:span text:style-name="T6">.out(</text:span><text:span text:style-name="T11">i</text:span><text:span text:style-name="T6">+1, 5);</text:span></text:p>
      <text:p text:style-name="P7"><text:span text:style-name="T6"><text:s text:c="12"/></text:span><text:span text:style-name="T14">out</text:span><text:span text:style-name="T6">.outln(</text:span><text:span text:style-name="T11">antall</text:span><text:span text:style-name="T6">[</text:span><text:span text:style-name="T11">i</text:span><text:span text:style-name="T6">], 8);</text:span></text:p>
      <text:p text:style-name="P8"><text:s text:c="8"/>}</text:p>
      <text:p text:style-name="P7"><text:span text:style-name="T6"><text:s text:c="8"/></text:span><text:span text:style-name="T14">out</text:span><text:span text:style-name="T6">.outln();</text:span></text:p>
      <text:p text:style-name="P8"><text:s text:c="8"/></text:p>
      <text:p text:style-name="P7"><text:span text:style-name="T6"><text:s text:c="8"/></text:span><text:span text:style-name="T12">// Skriv ut gjennomsnittet (som et desimaltall med 3 desimaler)</text:span></text:p>
      <text:p text:style-name="P7"><text:soft-page-break/><text:span text:style-name="T6"><text:s text:c="8"/></text:span><text:span text:style-name="T14">out</text:span><text:span text:style-name="T6">.out(</text:span><text:span text:style-name="T17">"Gjennomsnitt av kastet: "</text:span><text:span text:style-name="T6">);</text:span></text:p>
      <text:p text:style-name="P7"><text:span text:style-name="T6"><text:s text:c="8"/></text:span><text:span text:style-name="T14">out</text:span><text:span text:style-name="T6">.outln(</text:span><text:span text:style-name="T11">sum</text:span><text:span text:style-name="T6"> / (</text:span><text:span text:style-name="T4">float</text:span><text:span text:style-name="T6">)</text:span><text:span text:style-name="T15">ANTALL_KAST</text:span><text:span text:style-name="T6">, 3);</text:span></text:p>
      <text:p text:style-name="P8"><text:s text:c="8"/></text:p>
      <text:p text:style-name="P7"><text:span text:style-name="T6"><text:s text:c="8"/></text:span><text:span text:style-name="T12">// Skriv ut antall kast før en sekser ble funnet</text:span></text:p>
      <text:p text:style-name="P7"><text:span text:style-name="T6"><text:s text:c="8"/></text:span><text:span text:style-name="T14">out</text:span><text:span text:style-name="T6">.out(</text:span><text:span text:style-name="T17">"Antall kast før første sekser: "</text:span><text:span text:style-name="T6">);</text:span></text:p>
      <text:p text:style-name="P7"><text:span text:style-name="T6"><text:s text:c="8"/></text:span><text:span text:style-name="T14">out</text:span><text:span text:style-name="T6">.outln(</text:span><text:span text:style-name="T11">kastForSekser</text:span><text:span text:style-name="T6">);</text:span></text:p>
      <text:p text:style-name="P8"><text:s text:c="8"/></text:p>
      <text:p text:style-name="P7"><text:span text:style-name="T6"><text:s text:c="8"/></text:span><text:span text:style-name="T12">// Finn ut hvilket tall forekom oftest</text:span></text:p>
      <text:p text:style-name="P7"><text:span text:style-name="T6"><text:s text:c="8"/></text:span><text:span text:style-name="T4">int</text:span><text:span text:style-name="T6"> </text:span><text:span text:style-name="T11">hoyesteAntall</text:span><text:span text:style-name="T6"> = 0;</text:span></text:p>
      <text:p text:style-name="P7"><text:span text:style-name="T6"><text:s text:c="8"/></text:span><text:span text:style-name="T4">int</text:span><text:span text:style-name="T6"> </text:span><text:span text:style-name="T11">oftesteKast</text:span><text:span text:style-name="T6"> = 0;</text:span></text:p>
      <text:p text:style-name="P7"><text:span text:style-name="T6"><text:s text:c="8"/></text:span><text:span text:style-name="T4">for</text:span><text:span text:style-name="T6"> (</text:span><text:span text:style-name="T4">int</text:span><text:span text:style-name="T6"> </text:span><text:span text:style-name="T11">i</text:span><text:span text:style-name="T6"> = 0; </text:span><text:span text:style-name="T11">i</text:span><text:span text:style-name="T6"> &lt; 6; ++</text:span><text:span text:style-name="T11">i</text:span><text:span text:style-name="T6">) {</text:span></text:p>
      <text:p text:style-name="P7"><text:span text:style-name="T6"><text:s text:c="12"/></text:span><text:span text:style-name="T4">if</text:span><text:span text:style-name="T6"> (</text:span><text:span text:style-name="T11">antall</text:span><text:span text:style-name="T6">[</text:span><text:span text:style-name="T11">i</text:span><text:span text:style-name="T6">] &gt; </text:span><text:span text:style-name="T11">hoyesteAntall</text:span><text:span text:style-name="T6">) {</text:span></text:p>
      <text:p text:style-name="P7"><text:span text:style-name="T6"><text:s text:c="16"/></text:span><text:span text:style-name="T11">hoyesteAntall</text:span><text:span text:style-name="T6"> = </text:span><text:span text:style-name="T11">antall</text:span><text:span text:style-name="T6">[</text:span><text:span text:style-name="T11">i</text:span><text:span text:style-name="T6">];</text:span></text:p>
      <text:p text:style-name="P7"><text:span text:style-name="T6"><text:s text:c="16"/></text:span><text:span text:style-name="T11">oftesteKast</text:span><text:span text:style-name="T6"> = </text:span><text:span text:style-name="T11">i</text:span><text:span text:style-name="T6">+1;</text:span></text:p>
      <text:p text:style-name="P8"><text:s text:c="12"/>}</text:p>
      <text:p text:style-name="P8"><text:s text:c="8"/>}</text:p>
      <text:p text:style-name="P8"><text:s text:c="8"/></text:p>
      <text:p text:style-name="P7"><text:span text:style-name="T6"><text:s text:c="8"/></text:span><text:span text:style-name="T12">// Skriv ut tallet som forekom oftest</text:span></text:p>
      <text:p text:style-name="P7"><text:span text:style-name="T6"><text:s text:c="8"/></text:span><text:span text:style-name="T14">out</text:span><text:span text:style-name="T6">.out(</text:span><text:span text:style-name="T17">"Tallet som forekom oftest: "</text:span><text:span text:style-name="T6">);</text:span></text:p>
      <text:p text:style-name="P7"><text:span text:style-name="T6"><text:s text:c="8"/></text:span><text:span text:style-name="T14">out</text:span><text:span text:style-name="T6">.outln(</text:span><text:span text:style-name="T11">oftesteKast</text:span><text:span text:style-name="T6">);</text:span></text:p>
      <text:p text:style-name="P8"><text:s text:c="4"/>}</text:p>
      <text:p text:style-name="P10"><text:span text:style-name="T8">}</text:span></text:p>
      <text:p text:style-name="P10"><text:span text:style-name="T8"/></text:p>
      <text:p text:style-name="P12"><text:span text:style-name="T9">Denne koden kaster 100 terninger, skriver ut alle kastene, teller opp forekomstene av hvert tall, regner ut gjennomsnittet, teller hvor mange kast det tok å få den første sekseren, og skriver ut hvilket tall som forekom oftest.</text:span></text:p>
      <text:p text:style-name="P12"><text:span text:style-name="T9">Det meste av dette foregår i en enkel for-løkke. Først gjøres et kast som lagres i et array. Deretter inkrementerer koden antall forekomster av tallet som kom opp. Hvis tallet er den første sekseren (antall kast før 6 er 0 hvis ingen har forekommet) lagres antallet kast som har blitt gjort. Så legges resultatet til summen, og skrives ut.</text:span></text:p>
      <text:p text:style-name="P12"><text:span text:style-name="T9">Etter dette kjører en kort loop over antallet forekomster av hvert tall og skriver dem ut, så regnes gjennomsnittet ut fra summen, og antall kast før første sekser skrives ut. Så finnes det tallet med den høyeste forekomsten, og det skrives ut.</text:span></text:p>
      <text:p text:style-name="P12"><text:span text:style-name="T9">En svakhet er kjent: koden tar ikke høyde for muligheten for 100 kast uten seksere. Dette krasjer ikke programmet, men vil skrive ut 0 kast før første sekser.</text:span></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oft-page-break/><text:span text:style-name="T2">/**</text:span></text:p>
      <text:p text:style-name="P6"><text:s/>* Besvarelse på oppgave 4</text:p>
      <text:p text:style-name="P7"><text:span text:style-name="T1"><text:s/>* </text:span><text:span text:style-name="T3">@author</text:span><text:span text:style-name="T1"> Pål V. Gjerde</text:span></text:p>
      <text:p text:style-name="P7"><text:span text:style-name="T1"><text:s/>* </text:span><text:span text:style-name="T3">@author</text:span><text:span text:style-name="T1"> Henriette Lie</text:span></text:p>
      <text:p text:style-name="P6"><text:s/>*</text:p>
      <text:p text:style-name="P6"><text:s/>*/</text:p>
      <text:p text:style-name="P7"><text:span text:style-name="T4">public</text:span><text:span text:style-name="T6"> </text:span><text:span text:style-name="T4">class</text:span><text:span text:style-name="T6"> Vare {</text:span></text:p>
      <text:p text:style-name="P7"><text:span text:style-name="T6"><text:s text:c="4"/></text:span><text:span text:style-name="T12">// Objektvariabler</text:span></text:p>
      <text:p text:style-name="P7"><text:span text:style-name="T6"><text:s text:c="4"/></text:span><text:span text:style-name="T4">private</text:span><text:span text:style-name="T6"> </text:span><text:span text:style-name="T4">int</text:span><text:span text:style-name="T6"> </text:span><text:span text:style-name="T13">varenr</text:span><text:span text:style-name="T6">;</text:span></text:p>
      <text:p text:style-name="P7"><text:span text:style-name="T6"><text:s text:c="4"/></text:span><text:span text:style-name="T4">private</text:span><text:span text:style-name="T6"> String </text:span><text:span text:style-name="T13">navn</text:span><text:span text:style-name="T6">;</text:span></text:p>
      <text:p text:style-name="P7"><text:span text:style-name="T6"><text:s text:c="4"/></text:span><text:span text:style-name="T4">private</text:span><text:span text:style-name="T6"> </text:span><text:span text:style-name="T4">double</text:span><text:span text:style-name="T6"> </text:span><text:span text:style-name="T13">pris</text:span><text:span text:style-name="T6">;</text:span></text:p>
      <text:p text:style-name="P8"><text:s text:c="4"/></text:p>
      <text:p text:style-name="P7"><text:span text:style-name="T6"><text:s text:c="4"/></text:span><text:span text:style-name="T12">// Konstanter for moms og utskrift av vare</text:span></text:p>
      <text:p text:style-name="P7"><text:span text:style-name="T6"><text:s text:c="4"/></text:span><text:span text:style-name="T4">private</text:span><text:span text:style-name="T6"> </text:span><text:span text:style-name="T4">static</text:span><text:span text:style-name="T6"> </text:span><text:span text:style-name="T4">final</text:span><text:span text:style-name="T6"> </text:span><text:span text:style-name="T4">double</text:span><text:span text:style-name="T6"> </text:span><text:span text:style-name="T15">MOMS</text:span><text:span text:style-name="T6"> = 0.2;</text:span></text:p>
      <text:p text:style-name="P7"><text:span text:style-name="T6"><text:s text:c="4"/></text:span><text:span text:style-name="T4">private</text:span><text:span text:style-name="T6"> </text:span><text:span text:style-name="T4">static</text:span><text:span text:style-name="T6"> </text:span><text:span text:style-name="T4">final</text:span><text:span text:style-name="T6"> String </text:span><text:span text:style-name="T15">UTFORMAT</text:span><text:span text:style-name="T6"> = </text:span><text:span text:style-name="T17">"#%d %s (kr %.2f)"</text:span><text:span text:style-name="T6">;</text:span></text:p>
      <text:p text:style-name="P8"><text:s text:c="4"/></text:p>
      <text:p text:style-name="P7"><text:span text:style-name="T6"><text:s text:c="4"/></text:span><text:span text:style-name="T1">/**</text:span></text:p>
      <text:p text:style-name="P6"><text:s text:c="5"/>* Konstruktør uten parametre</text:p>
      <text:p text:style-name="P6"><text:s text:c="5"/>* Oppretter en "navnløs vare" med varenr og pris 0</text:p>
      <text:p text:style-name="P6"><text:s text:c="5"/>*/</text:p>
      <text:p text:style-name="P7"><text:span text:style-name="T6"><text:s text:c="4"/></text:span><text:span text:style-name="T4">public</text:span><text:span text:style-name="T6"> Vare() {</text:span></text:p>
      <text:p text:style-name="P7"><text:span text:style-name="T6"><text:s text:c="8"/></text:span><text:span text:style-name="T4">this</text:span><text:span text:style-name="T6">(0, </text:span><text:span text:style-name="T17">"Navnløs vare"</text:span><text:span text:style-name="T6">, 0.0);</text:span></text:p>
      <text:p text:style-name="P8"><text:s text:c="4"/>}</text:p>
      <text:p text:style-name="P7"/>
      <text:p text:style-name="P7"><text:span text:style-name="T6"><text:s text:c="4"/></text:span><text:span text:style-name="T1">/**</text:span></text:p>
      <text:p text:style-name="P6"><text:s text:c="5"/>* Konstruktør med parametre</text:p>
      <text:p text:style-name="P7"><text:span text:style-name="T1"><text:s text:c="5"/>* </text:span><text:span text:style-name="T3">@param</text:span><text:span text:style-name="T1"> varenr Varenummeret til varen</text:span></text:p>
      <text:p text:style-name="P7"><text:span text:style-name="T1"><text:s text:c="5"/>* </text:span><text:span text:style-name="T3">@param</text:span><text:span text:style-name="T1"> navn Navnet til varen</text:span></text:p>
      <text:p text:style-name="P7"><text:span text:style-name="T1"><text:s text:c="5"/>* </text:span><text:span text:style-name="T3">@param</text:span><text:span text:style-name="T1"> pris Hva varen koster</text:span></text:p>
      <text:p text:style-name="P6"><text:s text:c="5"/>*/</text:p>
      <text:p text:style-name="P7"><text:span text:style-name="T6"><text:s text:c="4"/></text:span><text:span text:style-name="T4">public</text:span><text:span text:style-name="T6"> Vare (</text:span><text:span text:style-name="T4">int</text:span><text:span text:style-name="T6"> </text:span><text:span text:style-name="T11">varenr</text:span><text:span text:style-name="T6">, String </text:span><text:span text:style-name="T11">navn</text:span><text:span text:style-name="T6">, </text:span><text:span text:style-name="T4">double</text:span><text:span text:style-name="T6"> </text:span><text:span text:style-name="T11">pris</text:span><text:span text:style-name="T6">) {</text:span></text:p>
      <text:p text:style-name="P7"><text:span text:style-name="T6"><text:s text:c="8"/></text:span><text:span text:style-name="T4">this</text:span><text:span text:style-name="T6">.</text:span><text:span text:style-name="T13">varenr</text:span><text:span text:style-name="T6"> = </text:span><text:span text:style-name="T11">varenr</text:span><text:span text:style-name="T6">;</text:span></text:p>
      <text:p text:style-name="P7"><text:span text:style-name="T6"><text:s text:c="8"/></text:span><text:span text:style-name="T4">this</text:span><text:span text:style-name="T6">.</text:span><text:span text:style-name="T13">navn</text:span><text:span text:style-name="T6"> = </text:span><text:span text:style-name="T11">navn</text:span><text:span text:style-name="T6">;</text:span></text:p>
      <text:p text:style-name="P7"><text:span text:style-name="T6"><text:s text:c="8"/></text:span><text:span text:style-name="T4">this</text:span><text:span text:style-name="T6">.</text:span><text:span text:style-name="T13">pris</text:span><text:span text:style-name="T6"> = </text:span><text:span text:style-name="T11">pris</text:span><text:span text:style-name="T6">;</text:span></text:p>
      <text:p text:style-name="P8"><text:s text:c="4"/>}</text:p>
      <text:p text:style-name="P8"><text:s text:c="4"/></text:p>
      <text:p text:style-name="P7"><text:span text:style-name="T6"><text:s text:c="4"/></text:span><text:span text:style-name="T12">/*</text:span></text:p>
      <text:p text:style-name="P9"><text:s text:c="5"/>* Get/set-metoder</text:p>
      <text:p text:style-name="P9"><text:s text:c="5"/>*/</text:p>
      <text:p text:style-name="P7"><text:span text:style-name="T6"><text:s text:c="4"/></text:span><text:span text:style-name="T4">public</text:span><text:span text:style-name="T6"> </text:span><text:span text:style-name="T4">int</text:span><text:span text:style-name="T6"> getVarenr() { </text:span><text:span text:style-name="T4">return</text:span><text:span text:style-name="T6"> </text:span><text:span text:style-name="T13">varenr</text:span><text:span text:style-name="T6">; }</text:span></text:p>
      <text:p text:style-name="P7"><text:span text:style-name="T6"><text:s text:c="4"/></text:span><text:span text:style-name="T4">public</text:span><text:span text:style-name="T6"> </text:span><text:span text:style-name="T4">void</text:span><text:span text:style-name="T6"> setVarenr(</text:span><text:span text:style-name="T4">int</text:span><text:span text:style-name="T6"> </text:span><text:span text:style-name="T11">varenr</text:span><text:span text:style-name="T6">) { </text:span><text:span text:style-name="T4">this</text:span><text:span text:style-name="T6">.</text:span><text:span text:style-name="T13">varenr</text:span><text:span text:style-name="T6"> = </text:span><text:span text:style-name="T11">varenr</text:span><text:span text:style-name="T6">; }</text:span></text:p>
      <text:p text:style-name="P7"><text:span text:style-name="T6"><text:s text:c="4"/></text:span><text:span text:style-name="T4">public</text:span><text:span text:style-name="T6"> String getNavn() { </text:span><text:span text:style-name="T4">return</text:span><text:span text:style-name="T6"> </text:span><text:span text:style-name="T13">navn</text:span><text:span text:style-name="T6">; }</text:span></text:p>
      <text:p text:style-name="P7"><text:span text:style-name="T6"><text:s text:c="4"/></text:span><text:span text:style-name="T4">public</text:span><text:span text:style-name="T6"> </text:span><text:span text:style-name="T4">void</text:span><text:span text:style-name="T6"> setNavn(String </text:span><text:span text:style-name="T11">navn</text:span><text:span text:style-name="T6">) { </text:span><text:span text:style-name="T4">this</text:span><text:span text:style-name="T6">.</text:span><text:span text:style-name="T13">navn</text:span><text:span text:style-name="T6"> = </text:span><text:span text:style-name="T11">navn</text:span><text:span text:style-name="T6">; }</text:span></text:p>
      <text:p text:style-name="P7"><text:span text:style-name="T6"><text:s text:c="4"/></text:span><text:span text:style-name="T4">public</text:span><text:span text:style-name="T6"> </text:span><text:span text:style-name="T4">double</text:span><text:span text:style-name="T6"> getPris() { </text:span><text:span text:style-name="T4">return</text:span><text:span text:style-name="T6"> </text:span><text:span text:style-name="T13">pris</text:span><text:span text:style-name="T6">; }</text:span></text:p>
      <text:p text:style-name="P7"><text:span text:style-name="T6"><text:s text:c="4"/></text:span><text:span text:style-name="T4">public</text:span><text:span text:style-name="T6"> </text:span><text:span text:style-name="T4">void</text:span><text:span text:style-name="T6"> setPris(</text:span><text:span text:style-name="T4">double</text:span><text:span text:style-name="T6"> </text:span><text:span text:style-name="T11">pris</text:span><text:span text:style-name="T6">) { </text:span><text:span text:style-name="T4">this</text:span><text:span text:style-name="T6">.</text:span><text:span text:style-name="T13">pris</text:span><text:span text:style-name="T6"> = </text:span><text:span text:style-name="T11">pris</text:span><text:span text:style-name="T6">; }</text:span></text:p>
      <text:p text:style-name="P8"><text:s text:c="4"/></text:p>
      <text:p text:style-name="P7"><text:span text:style-name="T6"><text:s text:c="4"/></text:span><text:span text:style-name="T1">/**</text:span></text:p>
      <text:p text:style-name="P6"><text:s text:c="5"/>* Regner ut momsen (merverdiavgift) på varen, rundet ned til to desimaler</text:p>
      <text:p text:style-name="P7"><text:span text:style-name="T1"><text:s text:c="5"/>* </text:span><text:span text:style-name="T3">@return</text:span><text:span text:style-name="T1"> Momsen på varen</text:span></text:p>
      <text:p text:style-name="P6"><text:s text:c="5"/>*/</text:p>
      <text:p text:style-name="P7"><text:span text:style-name="T6"><text:s text:c="4"/></text:span><text:span text:style-name="T4">public</text:span><text:span text:style-name="T6"> </text:span><text:span text:style-name="T4">double</text:span><text:span text:style-name="T6"> moms() {</text:span></text:p>
      <text:p text:style-name="P7"><text:span text:style-name="T6"><text:s text:c="8"/></text:span><text:span text:style-name="T4">return</text:span><text:span text:style-name="T6"> (</text:span><text:span text:style-name="T4">int</text:span><text:span text:style-name="T6">)(</text:span><text:span text:style-name="T13">pris</text:span><text:span text:style-name="T6">*</text:span><text:span text:style-name="T15">MOMS</text:span><text:span text:style-name="T6">*100) / 100.0;</text:span></text:p>
      <text:p text:style-name="P8"><text:s text:c="4"/>}</text:p>
      <text:p text:style-name="P8"><text:s text:c="4"/></text:p>
      <text:p text:style-name="P7"><text:span text:style-name="T6"><text:s text:c="4"/></text:span><text:span text:style-name="T1">/**</text:span></text:p>
      <text:p text:style-name="P6"><text:s text:c="5"/>* Sjekker om denne varen er billigere enn en annen vare</text:p>
      <text:p text:style-name="P7"><text:span text:style-name="T1"><text:s text:c="5"/>* </text:span><text:span text:style-name="T3">@param</text:span><text:span text:style-name="T1"> v Den andre varen</text:span></text:p>
      <text:p text:style-name="P7"><text:span text:style-name="T1"><text:s text:c="5"/>* </text:span><text:span text:style-name="T3">@return</text:span><text:span text:style-name="T1"> true hvis denne varen er billigere, false hvis ikke</text:span></text:p>
      <text:p text:style-name="P6"><text:s text:c="5"/>*/</text:p>
      <text:p text:style-name="P7"><text:span text:style-name="T6"><text:s text:c="4"/></text:span><text:span text:style-name="T4">public</text:span><text:span text:style-name="T6"> </text:span><text:span text:style-name="T4">boolean</text:span><text:span text:style-name="T6"> billigereEnn(Vare </text:span><text:span text:style-name="T11">v</text:span><text:span text:style-name="T6">) {</text:span></text:p>
      <text:p text:style-name="P7"><text:span text:style-name="T6"><text:s text:c="8"/></text:span><text:span text:style-name="T4">return</text:span><text:span text:style-name="T6"> </text:span><text:span text:style-name="T4">this</text:span><text:span text:style-name="T6">.</text:span><text:span text:style-name="T13">pris</text:span><text:span text:style-name="T6"> &lt; </text:span><text:span text:style-name="T11">v</text:span><text:span text:style-name="T6">.</text:span><text:span text:style-name="T13">pris</text:span><text:span text:style-name="T6">;</text:span></text:p>
      <text:p text:style-name="P8"><text:s text:c="4"/>}</text:p>
      <text:p text:style-name="P8"><text:s text:c="4"/></text:p>
      <text:p text:style-name="P7"><text:span text:style-name="T6"><text:s text:c="4"/></text:span><text:span text:style-name="T1">/**</text:span></text:p>
      <text:p text:style-name="P6"><text:soft-page-break/><text:s text:c="5"/>* Skriver ut varens informasjon til skjermen</text:p>
      <text:p text:style-name="P6"><text:s text:c="5"/>*/</text:p>
      <text:p text:style-name="P7"><text:span text:style-name="T6"><text:s text:c="4"/></text:span><text:span text:style-name="T4">public</text:span><text:span text:style-name="T6"> </text:span><text:span text:style-name="T4">void</text:span><text:span text:style-name="T6"> skriv() {</text:span></text:p>
      <text:p text:style-name="P7"><text:span text:style-name="T6"><text:s text:c="8"/>System.</text:span><text:span text:style-name="T15">out</text:span><text:span text:style-name="T6">.println(toString());</text:span></text:p>
      <text:p text:style-name="P8"><text:s text:c="4"/>}</text:p>
      <text:p text:style-name="P8"><text:s text:c="4"/></text:p>
      <text:p text:style-name="P7"><text:span text:style-name="T6"><text:s text:c="4"/></text:span><text:span text:style-name="T1">/**</text:span></text:p>
      <text:p text:style-name="P6"><text:s text:c="5"/>* Returnerer varens informasjon i stringform</text:p>
      <text:p text:style-name="P6"><text:s text:c="5"/>*/</text:p>
      <text:p text:style-name="P7"><text:span text:style-name="T6"><text:s text:c="4"/></text:span><text:span text:style-name="T4">public</text:span><text:span text:style-name="T6"> String toString() {</text:span></text:p>
      <text:p text:style-name="P7"><text:span text:style-name="T6"><text:s text:c="8"/></text:span><text:span text:style-name="T4">return</text:span><text:span text:style-name="T6"> String.</text:span><text:span text:style-name="T7">format</text:span><text:span text:style-name="T6">(</text:span><text:span text:style-name="T15">UTFORMAT</text:span><text:span text:style-name="T6">, </text:span><text:span text:style-name="T13">varenr</text:span><text:span text:style-name="T6">, </text:span><text:span text:style-name="T13">navn</text:span><text:span text:style-name="T6">, </text:span><text:span text:style-name="T13">pris</text:span><text:span text:style-name="T6">);</text:span></text:p>
      <text:p text:style-name="P7"><text:span text:style-name="T6"><text:s text:c="4"/>}</text:span></text:p>
      <text:p text:style-name="P8"><text:s text:c="4"/></text:p>
      <text:p text:style-name="P7"><text:span text:style-name="T6"><text:s text:c="4"/></text:span><text:span text:style-name="T4">public</text:span><text:span text:style-name="T6"> </text:span><text:span text:style-name="T4">static</text:span><text:span text:style-name="T6"> </text:span><text:span text:style-name="T4">void</text:span><text:span text:style-name="T6"> main(String[] </text:span><text:span text:style-name="T11">args</text:span><text:span text:style-name="T6">) {</text:span></text:p>
      <text:p text:style-name="P7"><text:span text:style-name="T6"><text:s text:c="8"/>Vare </text:span><text:span text:style-name="T11">v1</text:span><text:span text:style-name="T6"> = </text:span><text:span text:style-name="T4">new</text:span><text:span text:style-name="T6"> Vare(1, </text:span><text:span text:style-name="T17">"Testvare 1"</text:span><text:span text:style-name="T6">, 150);</text:span></text:p>
      <text:p text:style-name="P7"><text:span text:style-name="T6"><text:s text:c="8"/>Vare </text:span><text:span text:style-name="T11">v2</text:span><text:span text:style-name="T6"> = </text:span><text:span text:style-name="T4">new</text:span><text:span text:style-name="T6"> Vare(2, </text:span><text:span text:style-name="T17">"Testvare 2"</text:span><text:span text:style-name="T6">, 220);</text:span></text:p>
      <text:p text:style-name="P7"><text:span text:style-name="T6"><text:s text:c="8"/>System.</text:span><text:span text:style-name="T15">out</text:span><text:span text:style-name="T6">.print(</text:span><text:span text:style-name="T17">"Vare 1: "</text:span><text:span text:style-name="T6">);</text:span></text:p>
      <text:p text:style-name="P7"><text:span text:style-name="T6"><text:s text:c="8"/></text:span><text:span text:style-name="T11">v1</text:span><text:span text:style-name="T6">.skriv();</text:span></text:p>
      <text:p text:style-name="P7"><text:span text:style-name="T6"><text:s text:c="8"/>System.</text:span><text:span text:style-name="T15">out</text:span><text:span text:style-name="T6">.print(</text:span><text:span text:style-name="T17">"Vare 2: "</text:span><text:span text:style-name="T6">);</text:span></text:p>
      <text:p text:style-name="P7"><text:span text:style-name="T6"><text:s text:c="8"/></text:span><text:span text:style-name="T11">v2</text:span><text:span text:style-name="T6">.skriv();</text:span></text:p>
      <text:p text:style-name="P7"><text:span text:style-name="T6"><text:s text:c="8"/>System.</text:span><text:span text:style-name="T15">out</text:span><text:span text:style-name="T6">.println(</text:span><text:span text:style-name="T17">"Moms på vare 1: "</text:span><text:span text:style-name="T6">+</text:span><text:span text:style-name="T11">v1</text:span><text:span text:style-name="T6">.moms());</text:span></text:p>
      <text:p text:style-name="P7"><text:span text:style-name="T6"><text:s text:c="8"/>System.</text:span><text:span text:style-name="T15">out</text:span><text:span text:style-name="T6">.println(</text:span><text:span text:style-name="T17">"Moms på vare 2: "</text:span><text:span text:style-name="T6">+</text:span><text:span text:style-name="T11">v2</text:span><text:span text:style-name="T6">.moms());</text:span></text:p>
      <text:p text:style-name="P7"><text:span text:style-name="T6"><text:s text:c="8"/>System.</text:span><text:span text:style-name="T15">out</text:span><text:span text:style-name="T6">.println(</text:span><text:span text:style-name="T17">"Vare 1 billigere: "</text:span><text:span text:style-name="T6">+</text:span><text:span text:style-name="T11">v1</text:span><text:span text:style-name="T6">.billigereEnn(</text:span><text:span text:style-name="T11">v2</text:span><text:span text:style-name="T6">));</text:span></text:p>
      <text:p text:style-name="P8"><text:s text:c="4"/>}</text:p>
      <text:p text:style-name="P10"><text:span text:style-name="T8">}</text:span></text:p>
      <text:p text:style-name="P10"><text:span text:style-name="T8"/></text:p>
      <text:p text:style-name="P12"><text:span text:style-name="T9">Dette er en generisk vare-klasse. Den lagrer varenummer, navn og pris for en vare. I tillegg til disse objektvariablene, har vi brukt to statiske konstanter – en for moms og en for utskriftsformatet til varen.</text:span></text:p>
      <text:p text:style-name="P12"><text:span text:style-name="T9">Klassen har get- og set-metoder for alle objektvariablene.</text:span></text:p>
      <text:p text:style-name="P12"><text:span text:style-name="T9">Moms-metoden regner ut momsen av en vare, som er definert som 20% av prisen. Den åpenbare måten å gjøre dette er å gange prisen med momsen, men vi har gått for en litt mer komplisert måte – prisen ganges med 100 og castes til en integer, og deles deretter på 100,0. Dette er fordi den åpenbare måten kan føre til flyttallspresisjonsfeil. Måten vi har gjort det på sørger for at resultatet ikke har mer enn to desimaler.</text:span></text:p>
      <text:p text:style-name="P12"><text:span text:style-name="T9">Billigere-enn-metoden sammenligner prisen på de to varene. Den returnerer true hvis denne varen er billigere enn den andre, false hvis ikke. Her kunne vi valgt en int-metode som returnerer et positivt eller negativt tall avhengig av sammenligningen, men navnet metoden skulle ha tilsier at den har et ja/nei-svar.</text:span></text:p>
      <text:p text:style-name="P12"><text:span text:style-name="T9">Skriv-metoden kaller klassens toString-metode og skriver resultatet til terminal. For å gjøre dette har vi også overstyrt («override») toString-metoden. Vår toString-metode returnerer varens informasjon i et menneskelig lesbart form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09T11:29:59.85</meta:creation-date>
    <dc:date>2014-10-09T13:15:03.74</dc:date>
    <meta:editing-duration>PT1H44M58S</meta:editing-duration>
    <meta:editing-cycles>12</meta:editing-cycles>
    <meta:generator>OpenOffice/4.1.1$Win32 OpenOffice.org_project/411m6$Build-9775</meta:generator>
    <meta:document-statistic meta:table-count="0" meta:image-count="0" meta:object-count="0" meta:page-count="10" meta:paragraph-count="399" meta:word-count="2240" meta:character-count="16203"/>
  </office:meta>
</office:document-meta>
</file>